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/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2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2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</table:table>
      <table:table table:name="Gesamt Punkt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float" office:value="0">
            <text:p>0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7">
            <text:p>0,7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2.95">
            <text:p>2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5"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8">
            <text:p>4,8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8">
            <text:p>0,8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8">
            <text:p>0,8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6.05">
            <text:p>6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9">
            <text:p>5,9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3">03.07.2009</text:date>, <text:time>19:15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ebastian Brandt</meta:initial-creator>
    <meta:creation-date>2008-06-28T18:27:06</meta:creation-date>
    <dc:creator>Sebastian Brandt</dc:creator>
    <dc:date>2009-07-03T19:15:33.54</dc:date>
    <meta:editing-cycles>24</meta:editing-cycles>
    <meta:editing-duration>PT03H24M20S</meta:editing-duration>
    <meta:document-statistic meta:table-count="2" meta:cell-count="464" meta:object-count="0"/>
    <meta:user-defined meta:name="Info 1"/>
    <meta:user-defined meta:name="Info 2"/>
    <meta:user-defined meta:name="Info 3"/>
    <meta:user-defined meta:name="Info 4"/>
  </office:meta>
</office:document-meta>
</file>